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parent-style-name="Standard" style:family="paragraph">
      <style:text-properties officeooo:paragraph-rsid="00183c11"/>
    </style:style>
    <style:style style:name="T1" style:family="text">
      <style:text-properties style:font-name-asian="Mincho" style:font-name="Nimbus Sans L" style:font-name-complex="Tahoma"/>
    </style:style>
    <style:style style:name="T2" style:family="text">
      <style:text-properties officeooo:rsid="00183c11"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  <text:sequence-decl text:name="Figure" text:display-outline-level="0"/>
      </text:sequence-decls>
      <text:p>Te<text:span text:style-name="bmW1pod">s</text:span>t1 : <text:span text:style-name="bmW1pod">bold</text:span>, i<text:span text:style-name="bmW2pod">tal</text:span>ics, exponent<text:span text:style-name="bmW3pod">34</text:span>, sub<text:span text:style-name="bmW4pod">45</text:span>.</text:p>
      <text:p>An <text:a xlink:type="simple" xlink:href="http://www.google.com">hyperlink</text:a> to Google.</text:p>
      <text:list text:style-name="podNumberedList" text:continue-numbering="false">
        <text:list-item text:start-value="1">
          <text:p text:style-name="podNumberItem">Number list, item 1</text:p>
        </text:list-item>
        <text:list-item>
          <text:list text:style-name="podNumberedList" text:continue-numbering="false">
            <text:list-item text:start-value="1"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 text:continue-numbering="false">
                <text:list-item text:start-value="17">
                  <text:p text:style-name="podNumberItem">Sub-sub-item A</text:p>
                </text:list-item>
                <text:list-item>
                  <text:p text:style-name="podNumberItem">Sub-sub-item B <text:span text:style-name="bmW2pod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 text:continue-numbering="false">
                <text:list-item text:start-value="1"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  <text:p>Te<text:span text:style-name="bmW1pod">s</text:span>t1 : <text:span text:style-name="bmW1pod">bold</text:span>, i<text:span text:style-name="bmW2pod">tal</text:span>ics, exponent<text:span text:style-name="bmW3pod">34</text:span>, sub<text:span text:style-name="bmW4pod">45</text:span>.</text:p>
      <text:p>An <text:a xlink:type="simple" xlink:href="http://www.google.com">hyperlink</text:a> to Google.</text:p>
      <text:list text:style-name="podNumberedList" text:continue-numbering="false">
        <text:list-item text:start-value="1">
          <text:p text:style-name="podNumberItem">Number list, item 1</text:p>
        </text:list-item>
        <text:list-item>
          <text:list text:style-name="podNumberedList" text:continue-numbering="false">
            <text:list-item text:start-value="1"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 text:continue-numbering="false">
                <text:list-item text:start-value="17">
                  <text:p text:style-name="podNumberItem">Sub-sub-item A</text:p>
                </text:list-item>
                <text:list-item>
                  <text:p text:style-name="podNumberItem">Sub-sub-item B <text:span text:style-name="bmW2pod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 text:continue-numbering="false">
                <text:list-item text:start-value="1"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  <text:p>Te<text:span text:style-name="bmW1pod">s</text:span>t1 : <text:span text:style-name="bmW1pod">bold</text:span>, i<text:span text:style-name="bmW2pod">tal</text:span>ics, exponent<text:span text:style-name="bmW3pod">34</text:span>, sub<text:span text:style-name="bmW4pod">45</text:span>.</text:p>
      <text:p>An <text:a xlink:type="simple" xlink:href="http://www.google.com">hyperlink</text:a> to Google.</text:p>
      <text:list text:style-name="podNumberedList" text:continue-numbering="false">
        <text:list-item text:start-value="1">
          <text:p text:style-name="podNumberItem">Number list, item 1</text:p>
        </text:list-item>
        <text:list-item>
          <text:list text:style-name="podNumberedList" text:continue-numbering="false">
            <text:list-item text:start-value="1"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 text:continue-numbering="false">
                <text:list-item text:start-value="17">
                  <text:p text:style-name="podNumberItem">Sub-sub-item A</text:p>
                </text:list-item>
                <text:list-item>
                  <text:p text:style-name="podNumberItem">Sub-sub-item B <text:span text:style-name="bmW2pod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 text:continue-numbering="false">
                <text:list-item text:start-value="1"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  <text:h text:outline-level="2" text:style-name="Heading_20_2">Title 2</text:h>
      <text:h text:outline-level="3" text:style-name="Heading_20_3">Title 3</text:h>
      <text:p text:style-name="Text_20_body">I put those titles there, else, OO does not include those style definitions in the saved file.</text:p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style style:name="bmW1pod" style:family="text">
      <style:text-properties fo:font-weight="bold"/>
    </style:style>
    <style:style style:name="bmW2pod" style:family="text">
      <style:text-properties fo:font-style="italic"/>
    </style:style>
    <style:style style:name="bmW3pod" style:family="text">
      <style:text-properties style:text-position="super 58%"/>
    </style:style>
    <style:style style:name="bmW4pod" style:family="text">
      <style:text-properties style:text-position="sub 58%"/>
    </style: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loext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layout-grid-color="#c0c0c0" style:writing-mode="lr-tb" style:layout-grid-ruby-below="false" fo:margin-left="2cm" fo:page-width="21.59cm" style:num-format="1" style:layout-grid-mode="none" style:print-orientation="portrait" style:layout-grid-lines="20" style:layout-grid-ruby-height="0.353cm" style:layout-grid-print="false" fo:margin-bottom="2cm" style:layout-grid-base-height="0.706cm" style:footnote-max-height="0cm" fo:page-height="27.94cm" style:layout-grid-display="fals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$Linux_X86_64 LibreOffice_project/30$Build-2</meta:generator>
    <meta:initial-creator>Gaetan Delannay</meta:initial-creator>
    <meta:creation-date>2007-08-06T12:09:45</meta:creation-date>
    <dc:date>2019-11-15T15:58:03.313063578</dc:date>
    <dc:language>en-US</dc:language>
    <meta:editing-cycles>17</meta:editing-cycles>
    <meta:editing-duration>PT1H56M30S</meta:editing-duration>
    <meta:document-statistic meta:table-count="0" meta:image-count="0" meta:object-count="0" meta:page-count="1" meta:paragraph-count="5" meta:word-count="77" meta:character-count="396" meta:non-whitespace-character-count="324"/>
    <meta:user-defined meta:name="Info 1"/>
    <meta:user-defined meta:name="Info 2"/>
    <meta:user-defined meta:name="Info 3"/>
    <meta:user-defined meta:name="Info 4"/>
    <dc:title>xhtmlComplex</dc:title>
  </office:meta>
</office:document-meta>
</file>